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9in" fo:margin-left="-0.075in" fo:margin-top="0in" fo:margin-bottom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2597in"/>
    </style:style>
    <style:style style:name="Table1.D" style:family="table-column">
      <style:table-column-properties style:column-width="2.25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A3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P1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2" style:family="paragraph" style:parent-style-name="Heading_20_2">
      <style:paragraph-properties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  <style:text-properties fo:font-weight="normal" style:font-weight-asian="normal" style:font-weight-complex="normal"/>
    </style:style>
    <style:style style:name="P15" style:family="paragraph" style:parent-style-name="Standard" style:list-style-name="L1">
      <style:paragraph-properties fo:background-color="#ffffff" fo:padding="0in" fo:border="none">
        <style:background-image/>
      </style:paragraph-properties>
    </style:style>
    <style:style style:name="P16" style:family="paragraph" style:parent-style-name="Standard" style:list-style-name="L2">
      <style:paragraph-properties fo:margin-top="0in" fo:margin-bottom="0in" fo:line-height="100%" fo:text-align="start" style:justify-single-word="false" fo:orphans="0" fo:widows="0" fo:background-color="#ffffff" fo:padding="0in" fo:border="none">
        <style:background-image/>
      </style:paragraph-properties>
    </style:style>
    <style:style style:name="P17" style:family="paragraph" style:parent-style-name="Standard" style:list-style-name="L2">
      <style:paragraph-properties fo:margin-top="0in" fo:margin-bottom="0in" fo:line-height="100%" fo:text-align="start" style:justify-single-word="false" fo:orphans="0" fo:widows="0" fo:padding="0in" fo:border="none"/>
    </style:style>
    <style:style style:name="P18" style:family="paragraph" style:parent-style-name="Standard" style:list-style-name="L3">
      <style:paragraph-properties fo:margin-top="0in" fo:margin-bottom="0in" fo:line-height="100%" fo:text-align="start" style:justify-single-word="false" fo:orphans="0" fo:widows="0" fo:padding="0in" fo:border="none"/>
    </style:style>
    <style:style style:name="P19" style:family="paragraph" style:parent-style-name="Standard" style:list-style-name="L2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 style:list-style-name="L3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4" style:family="paragraph" style:parent-style-name="Standard" style:list-style-name="L2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5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26" style:family="paragraph" style:parent-style-name="Standard" style:list-style-name="L2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27" style:family="paragraph" style:parent-style-name="Heading_20_1" style:master-page-name="Standard">
      <style:paragraph-properties style:page-number="auto" fo:background-color="#ffffff" fo:padding="0in" fo:border="none">
        <style:background-image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style:font-name-asian="Courier New1" style:font-name-complex="Courier New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bookmark text:name="_7zc81fzsob3"/>Lab 02: Black Box Test Plan</text:h>
      <text:h text:style-name="P2" text:outline-level="2"><text:bookmark text:name="_68rn3s2fl7x0"/>Test Overview</text:h>
      <text:p text:style-name="P1">There are 15 System-level black box tests. </text:p>
      <text:p text:style-name="P1"/>
      <text:p text:style-name="P1">To run the tests:</text:p>
      <text:list xml:id="list2804786474090446545" text:style-name="L1">
        <text:list-item>
          <text:list>
            <text:list-item>
              <text:list>
                <text:list-item>
                  <text:p text:style-name="P15">Right click on StudentDirectoryPanel class</text:p>
                </text:list-item>
                <text:list-item>
                  <text:p text:style-name="P15">select Run As &gt; Java Application</text:p>
                </text:list-item>
              </text:list>
            </text:list-item>
          </text:list>
        </text:list-item>
      </text:list>
      <text:p text:style-name="P1">The directory panel will open automatically; to select a student directory click on “Load Student Directory” button</text:p>
      <text:p text:style-name="P1"/>
      <text:p text:style-name="P1"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Test ID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Expected Results</text:p>
          </table:table-cell>
          <table:table-cell table:style-name="Table1.A1" office:value-type="string">
            <text:p text:style-name="P7">Actual Results</text:p>
          </table:table-cell>
        </table:table-row>
        <table:table-row table:style-name="Table1.1">
          <table:table-cell table:style-name="Table1.A1" office:value-type="string">
            <text:p text:style-name="P5">Test 1: Invalid File</text:p>
            <text:p text:style-name="P3"/>
            <text:p text:style-name="P3">Testing if an invalid file will load or not </text:p>
          </table:table-cell>
          <table:table-cell table:style-name="Table1.A1" office:value-type="string">
            <text:p text:style-name="P5">Preconditions: None</text:p>
            <text:p text:style-name="P10"/>
            <text:p text:style-name="P10">Run StudentDirectoryPanel.java</text:p>
            <text:p text:style-name="P10"/>
            <text:p text:style-name="P10">In GUI click on the <text:span text:style-name="T1">Load Student Directory</text:span> FileChooser button and select: <text:span text:style-name="T3">test-files/invalid_student_records.txt</text:span></text:p>
            <text:p text:style-name="P10"/>
            <text:p text:style-name="P10">Click <text:span text:style-name="T1">Select</text:span></text:p>
            <text:p text:style-name="P11"/>
            <text:p text:style-name="P12">Check results</text:p>
            <text:p text:style-name="P11"/>
            <text:p text:style-name="P4">Close GUI</text:p>
          </table:table-cell>
          <table:table-cell table:style-name="Table1.A1" office:value-type="string">
            <text:p text:style-name="P10">StudentDirectoryPanel loads</text:p>
            <text:p text:style-name="P10"/>
            <text:p text:style-name="P10">Student Directory is empty</text:p>
          </table:table-cell>
          <table:table-cell table:style-name="Table1.A1" office:value-type="string">
            <text:p text:style-name="P10">StudentDirectoryPanel loads</text:p>
            <text:p text:style-name="P10"/>
            <text:p text:style-name="P8">Student Directory is empty</text:p>
          </table:table-cell>
        </table:table-row>
        <table:table-row table:style-name="Table1.1">
          <table:table-cell table:style-name="Table1.A3" office:value-type="string">
            <text:p text:style-name="P5">Test 2: Valid File</text:p>
            <text:p text:style-name="P3"/>
            <text:p text:style-name="P5">Testing if a valid file will load correctly</text:p>
          </table:table-cell>
          <table:table-cell table:style-name="Table1.A3" office:value-type="string">
            <text:p text:style-name="P5">Preconditions: None</text:p>
            <text:p text:style-name="P10"/>
            <text:p text:style-name="P10">Run StudentDirectoryPanel.java</text:p>
            <text:p text:style-name="P10"/>
            <text:p text:style-name="P10">In GUI click on the <text:span text:style-name="T1">Load Student Directory</text:span> FileChooser button and select: <text:span text:style-name="T3">test-</text:span><text:soft-page-break/><text:span text:style-name="T3">files/actual_student_records.txt</text:span></text:p>
            <text:p text:style-name="P10"/>
            <text:p text:style-name="P10">Click <text:span text:style-name="T1">Select</text:span></text:p>
            <text:p text:style-name="P11"/>
            <text:p text:style-name="P12">Check results</text:p>
            <text:p text:style-name="P11"/>
            <text:p text:style-name="P6"/>
          </table:table-cell>
          <table:table-cell table:style-name="Table1.A3" office:value-type="string">
            <text:p text:style-name="P10">StudentDirectoryPanel loads</text:p>
            <text:p text:style-name="P10"/>
            <text:p text:style-name="P10">Student Directory shows a first name, last lame and Student ID. For Zahir, King, zking</text:p>
          </table:table-cell>
          <table:table-cell table:style-name="Table1.A3" office:value-type="string">
            <text:p text:style-name="P10">StudentDirectoryPanel loads</text:p>
            <text:p text:style-name="P10"/>
            <text:p text:style-name="P10">Student Directory shows a first name, last lame and Student ID. For Zahir, King, zking</text:p>
          </table:table-cell>
        </table:table-row>
        <table:table-row table:style-name="Table1.1">
          <table:table-cell table:style-name="Table1.A3" office:value-type="string">
            <text:p text:style-name="P5">Test 3: Create new student directory</text:p>
            <text:p text:style-name="P3"/>
            <text:p text:style-name="P3">tests if a directory can be deleted</text:p>
            <text:p text:style-name="P3"/>
            <text:p text:style-name="P3"/>
          </table:table-cell>
          <table:table-cell table:style-name="Table1.A3" office:value-type="string">
            <text:p text:style-name="P5">Preconditions: Test 2 passes</text:p>
            <text:p text:style-name="P11"/>
            <text:p text:style-name="P14">Click on the <text:span text:style-name="T2">New Student Directory</text:span> button</text:p>
            <text:p text:style-name="P14"/>
            <text:p text:style-name="P12">Check results</text:p>
          </table:table-cell>
          <table:table-cell table:style-name="Table1.A3" office:value-type="string">
            <text:p text:style-name="P10">Student Directory should be empty</text:p>
          </table:table-cell>
          <table:table-cell table:style-name="Table1.A3" office:value-type="string">
            <text:p text:style-name="P10">Student Directory is empty</text:p>
          </table:table-cell>
        </table:table-row>
        <table:table-row table:style-name="Table1.1">
          <table:table-cell table:style-name="Table1.A3" office:value-type="string">
            <text:p text:style-name="P5">Test 4: Create new student manually</text:p>
            <text:p text:style-name="P3"/>
            <text:p text:style-name="P3">tests if a student can be added to the directory</text:p>
          </table:table-cell>
          <table:table-cell table:style-name="Table1.A3" office:value-type="string">
            <text:p text:style-name="P5">Preconditions: Test 3 Passes</text:p>
            <text:p text:style-name="P3"/>
            <text:p text:style-name="P3">Student Directory should be empty</text:p>
            <text:p text:style-name="P3"/>
            <text:p text:style-name="P3">in the “Student Information” add the following information:</text:p>
            <text:list xml:id="list9110552636171992766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FiLast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16">15</text:p>
              </text:list-item>
            </text:list>
            <text:p text:style-name="P3"/>
          </table:table-cell>
          <table:table-cell table:style-name="Table1.A3" office:value-type="string">
            <text:p text:style-name="P10">In Student Directory, “First”, “Last”, “FiLast” populate</text:p>
          </table:table-cell>
          <table:table-cell table:style-name="Table1.A3" office:value-type="string">
            <text:p text:style-name="P10">In Student Directory, “First”, “Last”, “FiLast” populate</text:p>
          </table:table-cell>
        </table:table-row>
        <table:table-row table:style-name="Table1.1">
          <table:table-cell table:style-name="Table1.A3" office:value-type="string">
            <text:p text:style-name="P5">Test 5: Create duplicate Student</text:p>
            <text:p text:style-name="P3"/>
            <text:p text:style-name="P3">tests that a duplicate <text:soft-page-break/>student will not be adding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>Student Directory should be populated with “First”, “Last” and “FiLast”</text:p>
            <text:p text:style-name="P3"/>
            <text:p text:style-name="P3"><text:soft-page-break/>in the “Student Information” add the following information:</text:p>
            <text:list xml:id="list33222864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FiLast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16">15</text:p>
              </text:list-item>
            </text:list>
            <text:p text:style-name="P5"/>
          </table:table-cell>
          <table:table-cell table:style-name="Table1.A3" office:value-type="string">
            <text:p text:style-name="P10">Dialogue box saying “Student already in system.” should appear</text:p>
            <text:p text:style-name="P13"/>
            <text:p text:style-name="P13">a duplicate is not in sthe student directory. The Student <text:soft-page-break/>Directory only has:</text:p>
            <text:list xml:id="list33233839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7">“FiLast”</text:p>
              </text:list-item>
            </text:list>
          </table:table-cell>
          <table:table-cell table:style-name="Table1.A3" office:value-type="string">
            <text:p text:style-name="P10">Dialogue box saying “Student already in system.” appeared</text:p>
            <text:p text:style-name="P13"/>
            <text:p text:style-name="P13">a duplicate is not in sthe student directory. The Student Directory only has:</text:p>
            <text:list xml:id="list33222289" text:continue-numbering="true" text:style-name="L2">
              <text:list-item>
                <text:p text:style-name="P16"><text:soft-page-break/>“First”</text:p>
              </text:list-item>
              <text:list-item>
                <text:p text:style-name="P16">“Last”</text:p>
              </text:list-item>
              <text:list-item>
                <text:p text:style-name="P19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6: Try to create invalid student (no Id)</text:p>
            <text:p text:style-name="P3"/>
            <text:p text:style-name="P3">tests an invalid adding an invalid student</text:p>
          </table:table-cell>
          <table:table-cell table:style-name="Table1.A3" office:value-type="string">
            <text:p text:style-name="P5">Preconditions: Test 5 Passes or StudentDirectoryPanel GUI loads</text:p>
            <text:p text:style-name="P3"/>
            <text:p text:style-name="P3">Student Directory should have only one entry:</text:p>
            <text:list xml:id="list33220896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FiLast”</text:p>
              </text:list-item>
            </text:list>
            <text:p text:style-name="P3"/>
            <text:p text:style-name="P3">in the “Student Information” add the following information:</text:p>
            <text:list xml:id="list33232593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</table:table-cell>
          <table:table-cell table:style-name="Table1.A3" office:value-type="string">
            <text:p text:style-name="P10">Dialogue box saying “Invalid id” should appear, and the student directory should have only one entry:</text:p>
            <text:list xml:id="list33231064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7">“FiLast”</text:p>
              </text:list-item>
            </text:list>
          </table:table-cell>
          <table:table-cell table:style-name="Table1.A3" office:value-type="string">
            <text:p text:style-name="P10">Dialogue box saying “Invalid id” appeared, and the student directory has only one entry:</text:p>
            <text:list xml:id="list33212394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7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7:</text:p>
            <text:p text:style-name="P3">Remove a student.</text:p>
            <text:p text:style-name="P3"/>
            <text:p text:style-name="P3">Tests the ability to remove a student.</text:p>
          </table:table-cell>
          <table:table-cell table:style-name="Table1.A3" office:value-type="string">
            <text:p text:style-name="P5">Preconditions: Test 4 passes</text:p>
            <text:p text:style-name="P3"/>
            <text:p text:style-name="P3">Student Directory should have only one entry:</text:p>
            <text:list xml:id="list33220595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26">“FiLast”</text:p>
              </text:list-item>
            </text:list>
            <text:p text:style-name="P3">click on the field containing the student record.</text:p>
            <text:p text:style-name="P3"><text:soft-page-break/></text:p>
            <text:p text:style-name="P3">Click the “Remove Student” button.</text:p>
            <text:p text:style-name="P3"/>
          </table:table-cell>
          <table:table-cell table:style-name="Table1.A3" office:value-type="string">
            <text:p text:style-name="P10">Upon clicking the student record it should become highlighted.</text:p>
            <text:p text:style-name="P13"/>
            <text:p text:style-name="P13">After clicking “Remove Student” the student record should be removed.</text:p>
          </table:table-cell>
          <table:table-cell table:style-name="Table1.A3" office:value-type="string">
            <text:p text:style-name="P10"/>
            <text:p text:style-name="P10">After clicking “Remove Student” the student record was removed.</text:p>
          </table:table-cell>
        </table:table-row>
        <table:table-row table:style-name="Table1.1">
          <table:table-cell table:style-name="Table1.A3" office:value-type="string">
            <text:p text:style-name="P5">Test 8: save student directory</text:p>
            <text:p text:style-name="P3"/>
            <text:p text:style-name="P3">Tests the ability to save a file</text:p>
          </table:table-cell>
          <table:table-cell table:style-name="Table1.A3" office:value-type="string">
            <text:p text:style-name="P3">Preconditions: Test 4 passes and Student Directory is empty.</text:p>
            <text:p text:style-name="P3"><text:s/></text:p>
            <text:p text:style-name="P3">in the “Student Information” add the following information:</text:p>
            <text:list xml:id="list33217035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FiLast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  <text:p text:style-name="P3"/>
            <text:p text:style-name="P3">Click the “Save Student Directory” </text:p>
            <text:p text:style-name="P3"/>
            <text:p text:style-name="P3">Title the file “Actual_Student_Directory.txt”</text:p>
            <text:p text:style-name="P3"/>
          </table:table-cell>
          <table:table-cell table:style-name="Table1.A3" office:value-type="string">
            <text:p text:style-name="P10">When “Save Student Directory” has been selected a file directory should be opened</text:p>
            <text:p text:style-name="P13"/>
            <text:p text:style-name="P13">After saving, the file should appear in the directory</text:p>
          </table:table-cell>
          <table:table-cell table:style-name="Table1.A3" office:value-type="string">
            <text:p text:style-name="P10">The file directory was opened</text:p>
            <text:p text:style-name="P13"/>
            <text:p text:style-name="P10">After saving, the file appeared in the directory</text:p>
          </table:table-cell>
        </table:table-row>
        <table:table-row table:style-name="Table1.1">
          <table:table-cell table:style-name="Table1.A3" office:value-type="string">
            <text:p text:style-name="P5">Test 9:</text:p>
            <text:p text:style-name="P3">Open previously saved Student Directory</text:p>
            <text:p text:style-name="P3"/>
            <text:p text:style-name="P3">tests if a previously saved file can be retrieved</text:p>
          </table:table-cell>
          <table:table-cell table:style-name="Table1.A3" office:value-type="string">
            <text:p text:style-name="P5">Preconditions: Test 9 passes</text:p>
            <text:p text:style-name="P3"/>
            <text:p text:style-name="P3">Press “New Student Directory Button”</text:p>
            <text:p text:style-name="P3"/>
            <text:p text:style-name="P3">then Click “Load Student Directory” and locate “Actual_Student_Directory.text” and load it</text:p>
          </table:table-cell>
          <table:table-cell table:style-name="Table1.A3" office:value-type="string">
            <text:p text:style-name="P9">Student Directory should load with:</text:p>
            <text:list xml:id="list7602564107603061536" text:style-name="L3">
              <text:list-item>
                <text:p text:style-name="P18">“First”</text:p>
              </text:list-item>
              <text:list-item>
                <text:p text:style-name="P18">“Last”</text:p>
              </text:list-item>
              <text:list-item>
                <text:p text:style-name="P18">“FiLast”</text:p>
              </text:list-item>
            </text:list>
          </table:table-cell>
          <table:table-cell table:style-name="Table1.A3" office:value-type="string">
            <text:p text:style-name="P9">Student Directory loaded with:</text:p>
            <text:list xml:id="list33220452" text:continue-numbering="true" text:style-name="L3">
              <text:list-item>
                <text:p text:style-name="P18">“First”</text:p>
              </text:list-item>
              <text:list-item>
                <text:p text:style-name="P18">“Last”</text:p>
              </text:list-item>
              <text:list-item>
                <text:p text:style-name="P20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10: overwriting file with a new student directory</text:p>
            <text:p text:style-name="P3"/>
            <text:p text:style-name="P3"><text:soft-page-break/>tests if a file can be overwirtten</text:p>
          </table:table-cell>
          <table:table-cell table:style-name="Table1.A3" office:value-type="string">
            <text:p text:style-name="P5">Preconditions: test 8 passes</text:p>
            <text:p text:style-name="P3"/>
            <text:p text:style-name="P3">Press “New Student Directory Button”</text:p>
            <text:p text:style-name="P3"/>
            <text:p text:style-name="P3">in the “Student Information” add the following information:</text:p>
            <text:list xml:id="list33211896" text:continue-list="list33217035" text:style-name="L2">
              <text:list-item>
                <text:p text:style-name="P16"><text:soft-page-break/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  <text:p text:style-name="P3"/>
            <text:p text:style-name="P3">click the “Save Student Directory” and save the file with the name “Actual_Student_Directory.txt”</text:p>
            <text:p text:style-name="P3"/>
            <text:p text:style-name="P3">Click “New Student Directory” to clear records</text:p>
            <text:p text:style-name="P3"/>
            <text:p text:style-name="P3">Click on the button “Load Student Directory” and select the file “Actual_Student_Directory.txt”</text:p>
          </table:table-cell>
          <table:table-cell table:style-name="Table1.A3" office:value-type="string">
            <text:p text:style-name="P9">Student Directory should load with:</text:p>
            <text:list xml:id="list33210919" text:continue-list="list33220452" text:style-name="L3">
              <text:list-item>
                <text:p text:style-name="P18">“Second”</text:p>
              </text:list-item>
              <text:list-item>
                <text:p text:style-name="P18">“Last”</text:p>
              </text:list-item>
              <text:list-item>
                <text:p text:style-name="P20">“SeLast”</text:p>
              </text:list-item>
            </text:list>
          </table:table-cell>
          <table:table-cell table:style-name="Table1.A3" office:value-type="string">
            <text:p text:style-name="P9">Student Directory loaded with:</text:p>
            <text:list xml:id="list33211081" text:continue-numbering="true" text:style-name="L3">
              <text:list-item>
                <text:p text:style-name="P18">“Second”</text:p>
              </text:list-item>
              <text:list-item>
                <text:p text:style-name="P18">“Last”</text:p>
              </text:list-item>
              <text:list-item>
                <text:p text:style-name="P20">“Se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11:</text:p>
            <text:p text:style-name="P3">Invalid Credits &lt; 3</text:p>
            <text:p text:style-name="P3"/>
            <text:p text:style-name="P3">tests if a course can be added with an invalid number of credit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>Click “New Student Directory” Button.</text:p>
            <text:p text:style-name="P3"/>
            <text:p text:style-name="P3">in the “Student Information” add the following information:</text:p>
            <text:list xml:id="list33221251" text:continue-list="list33211896" text:style-name="L2">
              <text:list-item>
                <text:p text:style-name="P16"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2</text:p>
              </text:list-item>
            </text:list>
            <text:p text:style-name="P3"/>
            <text:p text:style-name="P3">Click the button “Add Student”</text:p>
          </table:table-cell>
          <table:table-cell table:style-name="Table1.A3" office:value-type="string">
            <text:p text:style-name="P10">A dialogue box should open with the text “Invalid max credits”.</text:p>
            <text:p text:style-name="P13"/>
            <text:p text:style-name="P13">Nothing should be added to the Student Directory panel</text:p>
          </table:table-cell>
          <table:table-cell table:style-name="Table1.A3" office:value-type="string">
            <text:p text:style-name="P10">A dialogue box opened with the text “Invalid max credits”.</text:p>
            <text:p text:style-name="P13"/>
            <text:p text:style-name="P10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2</text:p>
            <text:p text:style-name="P3">Invalid</text:p>
            <text:p text:style-name="P3"><text:soft-page-break/><text:s/>Credits &gt;18</text:p>
            <text:p text:style-name="P3">tests if a course can be added with an invalid number of credit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><text:soft-page-break/></text:p>
            <text:p text:style-name="P3">Click “New Student Directory” Button.</text:p>
            <text:p text:style-name="P3"/>
            <text:p text:style-name="P3">in the “Student Information” add the following information:</text:p>
            <text:list xml:id="list33233645" text:continue-numbering="true" text:style-name="L2">
              <text:list-item>
                <text:p text:style-name="P16"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9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10">A dialogue box should open with the text “Invalid max <text:soft-page-break/>credits”.</text:p>
            <text:p text:style-name="P13"/>
            <text:p text:style-name="P10">Nothing should be added to the Student Directory panel</text:p>
          </table:table-cell>
          <table:table-cell table:style-name="Table1.A3" office:value-type="string">
            <text:p text:style-name="P10">A dialogue box opened with the text “Invalid max credits”.</text:p>
            <text:p text:style-name="P13"><text:soft-page-break/></text:p>
            <text:p text:style-name="P10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3</text:p>
            <text:p text:style-name="P3">Try to add a course with unmatching passwords</text:p>
            <text:p text:style-name="P3"/>
            <text:p text:style-name="P3">tests if a student can be generated with unmatching password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3220003" text:continue-numbering="true" text:style-name="L2">
              <text:list-item>
                <text:p text:style-name="P16"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16">“pw”</text:p>
              </text:list-item>
              <text:list-item>
                <text:p text:style-name="P16">“pr”</text:p>
              </text:list-item>
              <text:list-item>
                <text:p text:style-name="P24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10">A dialogue box should open with the text “Passwords do not match”.</text:p>
            <text:p text:style-name="P13"/>
            <text:p text:style-name="P10">Nothing should be added to the Student Directory panel</text:p>
          </table:table-cell>
          <table:table-cell table:style-name="Table1.A3" office:value-type="string">
            <text:p text:style-name="P10">A dialogue box opened with the text “Passwords do not match”.</text:p>
            <text:p text:style-name="P13"/>
            <text:p text:style-name="P10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4</text:p>
            <text:p text:style-name="P3">try to create a student with a null or empty password</text:p>
            <text:p text:style-name="P3"/>
            <text:p text:style-name="P3"><text:soft-page-break/>testing if a null or empty password will be caught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3208737" text:continue-numbering="true" text:style-name="L2">
              <text:list-item>
                <text:p text:style-name="P16"><text:soft-page-break/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16">“”</text:p>
              </text:list-item>
              <text:list-item>
                <text:p text:style-name="P16">“pr”</text:p>
              </text:list-item>
              <text:list-item>
                <text:p text:style-name="P24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10">A dialogue box should open with the text “invalid password”.</text:p>
            <text:p text:style-name="P13"/>
            <text:p text:style-name="P10">Nothing should be added to the Student Directory panel</text:p>
          </table:table-cell>
          <table:table-cell table:style-name="Table1.A3" office:value-type="string">
            <text:p text:style-name="P10">A dialogue box opened with the text “Invalid password”.</text:p>
            <text:p text:style-name="P13"/>
            <text:p text:style-name="P10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5</text:p>
            <text:p text:style-name="P3">try to create a student with an invalid email address</text:p>
            <text:p text:style-name="P3"/>
            <text:p text:style-name="P3">a password with a @ before the last '.' should not be accepted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3229188" text:continue-numbering="true" text:style-name="L2">
              <text:list-item>
                <text:p text:style-name="P16">“Second”</text:p>
              </text:list-item>
              <text:list-item>
                <text:p text:style-name="P16">“Last”</text:p>
              </text:list-item>
              <text:list-item>
                <text:p text:style-name="P16">“SeLast”</text:p>
              </text:list-item>
              <text:list-item>
                <text:p text:style-name="P16">“se<text:a xlink:type="simple" xlink:href="mailto:filast@ncsu.edu" text:style-name="Internet_20_link" text:visited-style-name="Visited_20_Internet_20_Link">last.ncsu@edu</text:a>”</text:p>
              </text:list-item>
              <text:list-item>
                <text:p text:style-name="P16">“pr”</text:p>
              </text:list-item>
              <text:list-item>
                <text:p text:style-name="P16">“pr”</text:p>
              </text:list-item>
              <text:list-item>
                <text:p text:style-name="P24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10">A dialogue box should open with the text “invalid email”.</text:p>
            <text:p text:style-name="P13"/>
            <text:p text:style-name="P10">Nothing should be added to the Student Directory panel</text:p>
          </table:table-cell>
          <table:table-cell table:style-name="Table1.A3" office:value-type="string">
            <text:p text:style-name="P10">A dialogue box opened with the text “Invalid email”.</text:p>
            <text:p text:style-name="P13"/>
            <text:p text:style-name="P10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6</text:p>
            <text:p text:style-name="P3">create a list with two records, the second record placed first alphabetically</text:p>
            <text:p text:style-name="P3"/>
            <text:p text:style-name="P3">test sorted list funcionality</text:p>
            <text:p text:style-name="P3"/>
            <text:p text:style-name="P3"><text:soft-page-break/>&lt;new&gt;</text:p>
          </table:table-cell>
          <table:table-cell table:style-name="Table1.A3" office:value-type="string">
            <text:p text:style-name="P5">Preconditions : Test 4 passes</text:p>
            <text:p text:style-name="P3"/>
            <text:p text:style-name="P3">in the “Student Information” add the following information:</text:p>
            <text:list xml:id="list33209789" text:continue-numbering="true" text:style-name="L2">
              <text:list-item>
                <text:p text:style-name="P16">“First”</text:p>
              </text:list-item>
              <text:list-item>
                <text:p text:style-name="P16">“Last”</text:p>
              </text:list-item>
              <text:list-item>
                <text:p text:style-name="P16">“FiLast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<text:soft-page-break/>15</text:p>
              </text:list-item>
            </text:list>
            <text:p text:style-name="P3"/>
            <text:p text:style-name="P3">in the “Student Information” add the following information:</text:p>
            <text:list xml:id="list33218345" text:continue-numbering="true" text:style-name="L2">
              <text:list-item>
                <text:p text:style-name="P16">“First”</text:p>
              </text:list-item>
              <text:list-item>
                <text:p text:style-name="P16">“Higgs”</text:p>
              </text:list-item>
              <text:list-item>
                <text:p text:style-name="P16">“fihiggs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</table:table-cell>
          <table:table-cell table:style-name="Table1.A3" office:value-type="string">
            <text:p text:style-name="P10">In the student directory the record for “First”, “Higgs”, “fihiggs” . Should be first in the list, above, “First”, “Last”, “filast”.</text:p>
          </table:table-cell>
          <table:table-cell table:style-name="Table1.A3" office:value-type="string">
            <text:p text:style-name="P10">In the student directory the record for “First”, “Higgs”, “fihiggs” . Was first in the list above, “First”, “Last”, “filast”.</text:p>
          </table:table-cell>
        </table:table-row>
        <table:table-row table:style-name="Table1.1">
          <table:table-cell table:style-name="Table1.A3" office:value-type="string">
            <text:p text:style-name="P5">Test 17</text:p>
            <text:p text:style-name="P3">add another student to the end of the list</text:p>
            <text:p text:style-name="P3">&lt;new&gt;</text:p>
          </table:table-cell>
          <table:table-cell table:style-name="Table1.A3" office:value-type="string">
            <text:p text:style-name="P5">Precondition: test 16 passes</text:p>
            <text:p text:style-name="P3">in the “Student Information” add the following information:</text:p>
            <text:list xml:id="list33227674" text:continue-numbering="true" text:style-name="L2">
              <text:list-item>
                <text:p text:style-name="P16">“William”</text:p>
              </text:list-item>
              <text:list-item>
                <text:p text:style-name="P16">“Last”</text:p>
              </text:list-item>
              <text:list-item>
                <text:p text:style-name="P16">“wilast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</table:table-cell>
          <table:table-cell table:style-name="Table1.A3" office:value-type="string">
            <text:p text:style-name="P10">In the student directory the record order should be</text:p>
            <text:p text:style-name="P13"><text:s/>“First”, “Higgs”, “fihiggs” . <text:s text:c="3"/>“First”, “Last”, “filast”</text:p>
            <text:p text:style-name="P13">“William”, “Last”, “wilast”</text:p>
          </table:table-cell>
          <table:table-cell table:style-name="Table1.A3" office:value-type="string">
            <text:p text:style-name="P10">In the student directory the record order is</text:p>
            <text:p text:style-name="P13"><text:s/>“First”, “Higgs”, “fihiggs” . <text:s text:c="3"/>“First”, “Last”, “filast”</text:p>
            <text:p text:style-name="P10">“William”, “Last”, “wilast”</text:p>
          </table:table-cell>
        </table:table-row>
        <table:table-row table:style-name="Table1.1">
          <table:table-cell table:style-name="Table1.A3" office:value-type="string">
            <text:p text:style-name="P5">Test 18</text:p>
            <text:p text:style-name="P3">add a student to the middle of the list</text:p>
            <text:p text:style-name="P3"/>
            <text:p text:style-name="P3">&lt;new&gt;</text:p>
          </table:table-cell>
          <table:table-cell table:style-name="Table1.A3" office:value-type="string">
            <text:p text:style-name="P5">Precondition: test 17 passes</text:p>
            <text:p text:style-name="P3">in the “Student Information” add the following information:</text:p>
            <text:list xml:id="list33223517" text:continue-numbering="true" text:style-name="L2">
              <text:list-item>
                <text:p text:style-name="P16">“William”</text:p>
              </text:list-item>
              <text:list-item>
                <text:p text:style-name="P16">“Last”</text:p>
              </text:list-item>
              <text:list-item>
                <text:p text:style-name="P16">“wilas”</text:p>
              </text:list-item>
              <text:list-item>
                <text:p text:style-name="P16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16">“pw”</text:p>
              </text:list-item>
              <text:list-item>
                <text:p text:style-name="P16">“pw”</text:p>
              </text:list-item>
              <text:list-item>
                <text:p text:style-name="P24">15</text:p>
              </text:list-item>
            </text:list>
            <text:p text:style-name="P3"/>
          </table:table-cell>
          <table:table-cell table:style-name="Table1.A3" office:value-type="string">
            <text:p text:style-name="P10">In the student directory the record order should be</text:p>
            <text:p text:style-name="P13"><text:s/>“First”, “Higgs”, “fihiggs” . <text:s text:c="3"/>“First”, “Last”, “filast”</text:p>
            <text:p text:style-name="P10">“William”, “Last”, “wilas”</text:p>
            <text:p text:style-name="P13">“William”, “Last”, “wilast”</text:p>
            <text:p text:style-name="P13"/>
          </table:table-cell>
          <table:table-cell table:style-name="Table1.A3" office:value-type="string">
            <text:p text:style-name="P10">In the student directory the record order is</text:p>
            <text:p text:style-name="P13"><text:s/>“First”, “Higgs”, “fihiggs” . <text:s text:c="3"/>“First”, “Last”, “filast”</text:p>
            <text:p text:style-name="P10">“William”, “Last”, “wilas”</text:p>
            <text:p text:style-name="P13">“William”, “Last”, “wilast”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9-26T13:02:40.24</dc:date>
    <meta:generator>OpenOffice/4.1.5$Win32 OpenOffice.org_project/415m1$Build-9789</meta:generator>
    <meta:document-statistic meta:table-count="1" meta:image-count="0" meta:object-count="0" meta:page-count="8" meta:paragraph-count="318" meta:word-count="1633" meta:character-count="9171"/>
  </office:meta>
</office:document-meta>
</file>